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2c2f" officeooo:paragraph-rsid="00012c2f"/>
    </style:style>
    <style:style style:name="P2" style:family="paragraph" style:parent-style-name="Standard">
      <style:text-properties officeooo:rsid="00015537" officeooo:paragraph-rsid="00015537"/>
    </style:style>
    <style:style style:name="P3" style:family="paragraph" style:parent-style-name="Standard">
      <style:text-properties officeooo:rsid="0001ae40" officeooo:paragraph-rsid="0001ae40"/>
    </style:style>
    <style:style style:name="P4" style:family="paragraph" style:parent-style-name="Standard">
      <style:text-properties officeooo:rsid="000366b3" officeooo:paragraph-rsid="000366b3"/>
    </style:style>
    <style:style style:name="T1" style:family="text">
      <style:text-properties officeooo:rsid="00036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s</text:p>
      <text:p text:style-name="P1"><text:tab/>llengüatge interpretat</text:p>
      <text:p text:style-name="P1"/>
      <text:p text:style-name="P2">terminal “cmd”</text:p>
      <text:p text:style-name="P2"/>
      <text:p text:style-name="P3">Instalat NODEJS i Vscode <text:span text:style-name="T1">windows</text:span></text:p>
      <text:p text:style-name="P3"/>
      <text:p text:style-name="P4">Instalar git for windows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20:14:03.797000000</meta:creation-date>
    <dc:date>2022-04-13T23:05:29.593000000</dc:date>
    <meta:editing-duration>PT16M55S</meta:editing-duration>
    <meta:editing-cycles>1</meta:editing-cycles>
    <meta:document-statistic meta:table-count="0" meta:image-count="0" meta:object-count="0" meta:page-count="1" meta:paragraph-count="5" meta:word-count="14" meta:character-count="103" meta:non-whitespace-character-count="93"/>
    <meta:generator>LibreOffice/7.2.2.2$Windows_X86_64 LibreOffice_project/02b2acce88a210515b4a5bb2e46cbfb63fe97d56</meta:generator>
  </office:meta>
</office:document-meta>
</file>